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2e61" officeooo:paragraph-rsid="00142e61"/>
    </style:style>
    <style:style style:name="P2" style:family="paragraph" style:parent-style-name="Standard">
      <style:text-properties officeooo:rsid="00144748" officeooo:paragraph-rsid="00144748"/>
    </style:style>
    <style:style style:name="P3" style:family="paragraph" style:parent-style-name="Standard">
      <style:text-properties officeooo:rsid="001634b5" officeooo:paragraph-rsid="001634b5"/>
    </style:style>
    <style:style style:name="T1" style:family="text">
      <style:text-properties officeooo:rsid="001447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tage von Ringkernschuhen</text:p>
      <text:p text:style-name="P3"/>
      <text:p text:style-name="P3">1. <text:tab/>Den richtigen Ringkernschuh zum passenden Kabel suchen ( rot für AWD 20)</text:p>
      <text:p text:style-name="P3">2.<text:tab/>Abisolier Länge bestimmen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rminalblock</text:p>
      <text:p text:style-name="P1"/>
      <text:p text:style-name="P1"><text:soft-page-break/>Werkzeuge:<text:tab/><text:tab/>- Crimpzange</text:p>
      <text:p text:style-name="P1"><text:tab/><text:tab/><text:tab/>- Abisolierzange</text:p>
      <text:p text:style-name="P1"><text:tab/><text:tab/><text:tab/>- Ein- / Ausbauwerkzeug</text:p>
      <text:p text:style-name="P1"/>
      <text:p text:style-name="P1">Das crimpen der Terminaltpins funktioniert genauso wie bei den Steckern und Buchsen.</text:p>
      <text:p text:style-name="P1">Das ein pinnen mit dem Einbauwerkzeug funktioniert genauso wie das Einpinnen bei Steckern und Buchsen. Freie Stellen nur mit Blindstopfen abdecken, nicht mit Kontakten.</text:p>
      <text:p text:style-name="P1"/>
      <text:p text:style-name="P1"/>
      <text:p text:style-name="P1">Handhabung von Vulkanisierband</text:p>
      <text:p text:style-name="P1"/>
      <text:p text:style-name="P1">Vulkanisierband benutzen wir als Scheuerschutz</text:p>
      <text:p text:style-name="P1"/>
      <text:p text:style-name="P1">1.<text:tab/>die Länge des Vulkanisierbandes ermitteln (mindestens 2 Windungen um das Kabel)</text:p>
      <text:p text:style-name="P1">2.<text:tab/>Schutzfolie entfernen und das V<text:span text:style-name="T1">ulkanisierband aktivieren (durch langziehen)</text:span></text:p>
      <text:p text:style-name="P2">3.<text:tab/>das Vulkanisierband unter Zug darum wickeln, darauf achten das eine Überlappung statt findet.</text:p>
      <text:p text:style-name="P1"/>
      <text:p text:style-name="P2">Kabelbinder</text:p>
      <text:p text:style-name="P2"/>
      <text:p text:style-name="P2">Werkzeuge:</text:p>
      <text:p text:style-name="P2"><text:tab/><text:tab/>- GS2B<text:tab/>( Kabelbinderzange )</text:p>
      <text:p text:style-name="P2"/>
      <text:p text:style-name="P2">1. Anzugwerte für den Kabelbinder ermitteln</text:p>
      <text:p text:style-name="P2">2. die Kabelbinderzange einstellen</text:p>
      <text:p text:style-name="P2">3. den Kabelbinder um den Kabelbaum legen und leicht stramm ziehen</text:p>
      <text:p text:style-name="P2">4. das Kabelbinderende in die Zange einspannen. Die Kabelbinderzange komplett durch drücken,</text:p>
      <text:p text:style-name="P2">sodass der Abschnitt erfolgt.</text:p>
      <text:p text:style-name="P2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0:28:00.558911535</meta:creation-date>
    <dc:date>2014-09-13T12:03:02.528896720</dc:date>
    <meta:editing-duration>PT1H4M40S</meta:editing-duration>
    <meta:editing-cycles>2</meta:editing-cycles>
    <meta:generator>LibreOffice/4.2.6.2$Linux_X86_64 LibreOffice_project/420m0$Build-2</meta:generator>
    <meta:document-statistic meta:table-count="0" meta:image-count="0" meta:object-count="0" meta:page-count="2" meta:paragraph-count="23" meta:word-count="153" meta:character-count="1112" meta:non-whitespace-character-count="970"/>
  </office:meta>
</office:document-meta>
</file>